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b0bdb" officeooo:paragraph-rsid="00129312" style:font-weight-asian="bold" style:font-weight-complex="bold"/>
    </style:style>
    <style:style style:name="P2" style:family="paragraph" style:parent-style-name="Standard">
      <style:text-properties style:font-name="Times New Roman" officeooo:rsid="000b0bdb" officeooo:paragraph-rsid="00129312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Times New Roman" fo:font-weight="bold" officeooo:rsid="000b0bdb" officeooo:paragraph-rsid="00198e8c" style:font-weight-asian="bold" style:font-weight-complex="bold"/>
    </style:style>
    <style:style style:name="P4" style:family="paragraph" style:parent-style-name="Standard">
      <style:text-properties style:font-name="Times New Roman" fo:font-size="12pt" officeooo:paragraph-rsid="00198e8c" style:font-size-asian="12pt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6pt" style:text-underline-style="solid" style:text-underline-width="auto" style:text-underline-color="font-color" fo:font-weight="bold" officeooo:paragraph-rsid="00198e8c" style:font-name-asian="Times New Roman1" style:font-size-asian="16pt" style:font-weight-asian="bold" style:font-name-complex="Times New Roman1" style:font-size-complex="16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Arial" fo:font-size="16pt" style:text-underline-style="solid" style:text-underline-width="auto" style:text-underline-color="font-color" fo:font-weight="bold" officeooo:paragraph-rsid="00198e8c" style:font-name-asian="Times New Roman1" style:font-size-asian="16pt" style:font-weight-asian="bold" style:font-name-complex="Times New Roman1" style:font-size-complex="16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Arial" fo:font-size="16pt" style:text-underline-style="solid" style:text-underline-width="auto" style:text-underline-color="font-color" fo:font-weight="bold" officeooo:rsid="000f3d9d" officeooo:paragraph-rsid="00198e8c" style:font-name-asian="Times New Roman1" style:font-size-asian="16pt" style:font-weight-asian="bold" style:font-name-complex="Times New Roman1" style:font-size-complex="16pt" style:font-weight-complex="bold"/>
    </style:style>
    <style:style style:name="P8" style:family="paragraph" style:parent-style-name="Standard">
      <style:text-properties style:font-name="Arial" fo:font-size="11pt" officeooo:rsid="000b0bdb" officeooo:paragraph-rsid="00129312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0b0bdb" officeooo:paragraph-rsid="0017524a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0b0bdb" officeooo:paragraph-rsid="00129312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rsid="000b0bdb" officeooo:paragraph-rsid="00146213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officeooo:rsid="000c9966" officeooo:paragraph-rsid="0017524a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officeooo:rsid="000c9966" officeooo:paragraph-rsid="00129312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officeooo:rsid="00146213" officeooo:paragraph-rsid="0017524a" style:font-size-asian="11pt" style:font-size-complex="11pt"/>
    </style:style>
    <style:style style:name="P15" style:family="paragraph" style:parent-style-name="Standard">
      <style:text-properties style:font-name="Arial" fo:font-size="11pt" fo:font-weight="normal" officeooo:rsid="000b0bdb" officeooo:paragraph-rsid="00129312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bold" officeooo:rsid="000b0bdb" officeooo:paragraph-rsid="00129312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7.001cm" fo:margin-right="0cm" fo:text-align="justify" style:justify-single-word="false" fo:text-indent="0cm" style:auto-text-indent="false" style:writing-mode="page"/>
      <style:text-properties style:font-name="Arial" fo:font-size="11pt" officeooo:rsid="000b0bdb" officeooo:paragraph-rsid="000b0bdb" style:font-size-asian="11pt" style:font-size-complex="11pt"/>
    </style:style>
    <style:style style:name="P18" style:family="paragraph" style:parent-style-name="Standard">
      <loext:graphic-properties draw:fill="none"/>
      <style:paragraph-properties fo:margin-left="7.001cm" fo:margin-right="0cm" fo:text-align="justify" style:justify-single-word="false" fo:text-indent="3cm" style:auto-text-indent="false" fo:background-color="transparent" style:writing-mode="page"/>
      <style:text-properties style:font-name="Arial" fo:font-size="11pt" officeooo:rsid="000b0bdb" officeooo:paragraph-rsid="00129312" style:font-size-asian="11pt" style:font-size-complex="11pt"/>
    </style:style>
    <style:style style:name="P19" style:family="paragraph" style:parent-style-name="Standard" style:master-page-name="">
      <loext:graphic-properties draw:fill="none"/>
      <style:paragraph-properties fo:margin-left="7.001cm" fo:margin-right="0cm" fo:text-align="start" style:justify-single-word="false" fo:text-indent="3cm" style:auto-text-indent="false" style:page-number="auto" fo:background-color="transparent" style:writing-mode="page"/>
      <style:text-properties style:font-name="Arial" fo:font-size="11pt" officeooo:rsid="000b0bdb" officeooo:paragraph-rsid="00146213" style:font-size-asian="11pt" style:font-size-complex="11pt"/>
    </style:style>
    <style:style style:name="T1" style:family="text">
      <style:text-properties officeooo:rsid="000c9966"/>
    </style:style>
    <style:style style:name="T2" style:family="text">
      <style:text-properties officeooo:rsid="000e18ae"/>
    </style:style>
    <style:style style:name="T3" style:family="text">
      <style:text-properties officeooo:rsid="00129312"/>
    </style:style>
    <style:style style:name="T4" style:family="text">
      <style:text-properties officeooo:rsid="00146213"/>
    </style:style>
    <style:style style:name="T5" style:family="text">
      <style:text-properties officeooo:rsid="0017524a"/>
    </style:style>
    <style:style style:name="T6" style:family="text">
      <style:text-properties officeooo:rsid="000b0bdb"/>
    </style:style>
    <style:style style:name="T7" style:family="text">
      <style:text-properties officeooo:rsid="00198e8c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Requisition de la <text:span text:style-name="T7">M</text:span>aire <text:span text:style-name="T7">aux Pompes Funèbres </text:span></text:p>
      <text:p text:style-name="P7"><text:span text:style-name="T7">pour le transport d’un corps à la chambre funéraire</text:span></text:p>
      <text:p text:style-name="P3"/>
      <text:p text:style-name="P1"/>
      <text:p text:style-name="P2"/>
      <text:p text:style-name="P8"><text:span text:style-name="T8">Année 20…..</text:span></text:p>
      <text:p text:style-name="P8"/>
      <text:p text:style-name="P15"><text:span text:style-name="T3">Date et heure de la réquisition </text:span>: ………….………………………….………………………………………</text:p>
      <text:p text:style-name="P15"/>
      <text:p text:style-name="P15"/>
      <text:p text:style-name="P15"/>
      <text:p text:style-name="P16"/>
      <text:p text:style-name="P9">Nous, ……………….………………….………., <text:span text:style-name="T5">Maire ou Adjoint-e à la </text:span>Maire de Fleury-les-Aubrais,</text:p>
      <text:p text:style-name="P10">prions et au besoin requérons, en application des articles L 2213-7 et L 2213-9 du Code Général des Collectivités Territoriales, </text:p>
      <text:p text:style-name="P9">l’établissement de Pompes Funèbres…...…………………………………………………….….….….….</text:p>
      <text:p text:style-name="P9">dont le siège <text:span text:style-name="T4">est basé ……………..………………………………………………</text:span>…………….....<text:span text:style-name="T4">………..</text:span>, <text:span text:style-name="T2">de faire transporter d’urgence et de déposer à la chambre funéraire située 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…….….….….………………………………………………..…………………………………………………………………</text:span></text:p>
      <text:p text:style-name="P9">le corps de M……….….….….….….….….….….….….….….….….….…………………………………... </text:p>
      <text:p text:style-name="P11">né<text:span text:style-name="T4">(e)</text:span> <text:span text:style-name="T4">le…………/…………/………..</text:span>.à……………………....…………………………………………….. dont le décès <text:span text:style-name="T1">a été constaté <text:s/>le …………/…………/……….. à ………... h …………….</text:span></text:p>
      <text:p text:style-name="P10">au ………………………………………………………….………………………….. à Fleury-les-Aubrais.</text:p>
      <text:p text:style-name="P10"/>
      <text:p text:style-name="P10"/>
      <text:p text:style-name="P10"/>
      <text:p text:style-name="P12">Le certificat médical de décès établi par le Docteur ………………<text:span text:style-name="T6">….….….….</text:span>…………………………</text:p>
      <text:p text:style-name="P14">exerçant ……………………………………….………………………<text:span text:style-name="T6">….….….….</text:span>………………………….</text:p>
      <text:p text:style-name="P13">ne fait pas état d’un obstacle médico-légal.</text:p>
      <text:p text:style-name="P10"/>
      <text:p text:style-name="P10"/>
      <text:p text:style-name="P10"/>
      <text:p text:style-name="P10"/>
      <text:p text:style-name="P19">Fait à Fleury-les-Aubrais, le……..……...</text:p>
      <text:p text:style-name="P18">L<text:span text:style-name="T5">a Maire ou l</text:span>’<text:span text:style-name="T7">Adjoint-e délégué-e</text:span>,</text:p>
      <text:p text:style-name="P18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4:31:12.781000000</meta:creation-date>
    <dc:date>2020-07-27T13:42:28.355000000</dc:date>
    <meta:editing-duration>PT1H36M32S</meta:editing-duration>
    <meta:editing-cycles>7</meta:editing-cycles>
    <meta:generator>LibreOffice/6.0.6.2$Windows_X86_64 LibreOffice_project/0c292870b25a325b5ed35f6b45599d2ea4458e77</meta:generator>
    <meta:print-date>2020-07-27T13:42:25.582000000</meta:print-date>
    <meta:document-statistic meta:table-count="0" meta:image-count="0" meta:object-count="0" meta:page-count="1" meta:paragraph-count="16" meta:word-count="129" meta:character-count="1257" meta:non-whitespace-character-count="1140"/>
  </office:meta>
</office:document-meta>
</file>